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09d225" officeooo:paragraph-rsid="000c825b"/>
    </style:style>
    <style:style style:name="P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13c6ab" officeooo:paragraph-rsid="0013c6ab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officeooo:rsid="0009d225" officeooo:paragraph-rsid="000c825b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officeooo:rsid="0013c6ab" officeooo:paragraph-rsid="0013c6ab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font-size="14pt" officeooo:rsid="0008cb4d" officeooo:paragraph-rsid="000adaf3" style:font-size-asian="14pt" style:font-size-complex="14pt"/>
    </style:style>
    <style:style style:name="P6" style:family="paragraph" style:parent-style-name="Standard">
      <style:text-properties officeooo:rsid="0008cb4d" officeooo:paragraph-rsid="0008cb4d"/>
    </style:style>
    <style:style style:name="P7" style:family="paragraph" style:parent-style-name="Standard">
      <style:text-properties officeooo:rsid="0008cb4d" officeooo:paragraph-rsid="000adaf3"/>
    </style:style>
    <style:style style:name="P8" style:family="paragraph" style:parent-style-name="Standard">
      <style:paragraph-properties fo:text-align="justify" style:justify-single-word="false"/>
      <style:text-properties officeooo:rsid="0008cb4d" officeooo:paragraph-rsid="0008cb4d"/>
    </style:style>
    <style:style style:name="P9" style:family="paragraph" style:parent-style-name="Standard">
      <style:text-properties officeooo:rsid="0009d225" officeooo:paragraph-rsid="0009d225"/>
    </style:style>
    <style:style style:name="P10" style:family="paragraph" style:parent-style-name="Standard">
      <style:paragraph-properties fo:text-align="center" style:justify-single-word="false"/>
      <style:text-properties fo:font-size="24pt" officeooo:rsid="0008cb4d" officeooo:paragraph-rsid="0008cb4d" style:font-size-asian="24pt" style:font-size-complex="24pt"/>
    </style:style>
    <style:style style:name="P11" style:family="paragraph" style:parent-style-name="Standard">
      <style:text-properties fo:font-size="18pt" style:text-underline-style="solid" style:text-underline-width="auto" style:text-underline-color="font-color" officeooo:rsid="0008cb4d" officeooo:paragraph-rsid="000adaf3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cb4d" officeooo:paragraph-rsid="000adaf3" style:font-size-asian="14pt" style:font-size-complex="14pt"/>
    </style:style>
    <style:style style:name="P13" style:family="paragraph" style:parent-style-name="Standard">
      <style:text-properties fo:font-size="14pt" officeooo:rsid="001a03cf" officeooo:paragraph-rsid="001a03cf" style:font-size-asian="14pt" style:font-size-complex="14pt"/>
    </style:style>
    <style:style style:name="P14" style:family="paragraph" style:parent-style-name="Standard">
      <style:text-properties fo:font-size="14pt" officeooo:rsid="0009d225" officeooo:paragraph-rsid="0009d225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underline-style="solid" style:text-underline-width="auto" style:text-underline-color="font-color" officeooo:rsid="0009d225" officeooo:paragraph-rsid="000c825b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8pt" officeooo:rsid="0009d225" officeooo:paragraph-rsid="000c825b" style:font-size-asian="18pt" style:font-size-complex="18pt"/>
    </style:style>
    <style:style style:name="P1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officeooo:rsid="000adaf3" officeooo:paragraph-rsid="000c825b" style:font-size-asian="14pt" style:font-size-complex="14pt"/>
    </style:style>
    <style:style style:name="P18" style:family="paragraph" style:parent-style-name="Standard" style:list-style-name="L1">
      <loext:graphic-properties draw:fill="none"/>
      <style:paragraph-properties fo:margin-left="0cm" fo:margin-right="0cm" fo:text-indent="1.499cm" style:auto-text-indent="false" fo:background-color="transparent"/>
      <style:text-properties fo:font-size="14pt" officeooo:rsid="0013c6ab" officeooo:paragraph-rsid="0013c6ab" style:font-size-asian="14pt" style:font-size-complex="14pt"/>
    </style:style>
    <style:style style:name="P19" style:family="paragraph" style:parent-style-name="Standard">
      <style:text-properties fo:font-size="18pt" style:text-underline-style="none" officeooo:rsid="0009d225" officeooo:paragraph-rsid="001a03cf" style:font-size-asian="18pt" style:font-size-complex="18pt"/>
    </style:style>
    <style:style style:name="P20" style:family="paragraph" style:parent-style-name="Standard" style:list-style-name="L2">
      <style:text-properties officeooo:paragraph-rsid="001a03cf"/>
    </style:style>
    <style:style style:name="P21" style:family="paragraph" style:parent-style-name="Standard" style:list-style-name="L2">
      <style:text-properties fo:font-size="14pt" officeooo:rsid="001a03cf" officeooo:paragraph-rsid="001a03cf" style:font-size-asian="14pt" style:font-size-complex="14pt"/>
    </style:style>
    <style:style style:name="P22" style:family="paragraph" style:parent-style-name="Standard" style:list-style-name="L4">
      <style:text-properties fo:font-size="14pt" officeooo:rsid="001a03cf" officeooo:paragraph-rsid="001a03cf" style:font-size-asian="14pt" style:font-size-complex="14pt"/>
    </style:style>
    <style:style style:name="P23" style:family="paragraph" style:parent-style-name="Standard">
      <style:text-properties fo:font-size="14pt" officeooo:rsid="001a03cf" officeooo:paragraph-rsid="001a03cf" style:font-size-asian="14pt" style:font-size-complex="14pt"/>
    </style:style>
    <style:style style:name="P24" style:family="paragraph" style:parent-style-name="Standard" style:list-style-name="L3">
      <style:text-properties fo:font-size="14pt" officeooo:rsid="001f8d0c" officeooo:paragraph-rsid="0030c538" style:font-size-asian="14pt" style:font-size-complex="14pt"/>
    </style:style>
    <style:style style:name="P25" style:family="paragraph" style:parent-style-name="Standard" style:list-style-name="L5">
      <style:text-properties fo:font-size="14pt" officeooo:rsid="001f8d0c" officeooo:paragraph-rsid="003ae8cd" style:font-size-asian="14pt" style:font-size-complex="14pt"/>
    </style:style>
    <style:style style:name="P26" style:family="paragraph" style:parent-style-name="Standard" style:list-style-name="L4">
      <style:text-properties fo:font-size="14pt" officeooo:rsid="001ce8cc" officeooo:paragraph-rsid="001a03cf" style:font-size-asian="14pt" style:font-size-complex="14pt"/>
    </style:style>
    <style:style style:name="P27" style:family="paragraph" style:parent-style-name="Standard" style:list-style-name="L4">
      <style:text-properties fo:font-size="14pt" officeooo:rsid="001e6486" officeooo:paragraph-rsid="001e6486" style:font-size-asian="14pt" style:font-size-complex="14pt"/>
    </style:style>
    <style:style style:name="P28" style:family="paragraph" style:parent-style-name="Standard" style:list-style-name="L5">
      <style:text-properties fo:font-size="14pt" officeooo:rsid="003ae8cd" officeooo:paragraph-rsid="003ae8cd" style:font-size-asian="14pt" style:font-size-complex="14pt"/>
    </style:style>
    <style:style style:name="P29" style:family="paragraph" style:parent-style-name="Standard">
      <style:text-properties officeooo:rsid="0009d225" officeooo:paragraph-rsid="0009d225"/>
    </style:style>
    <style:style style:name="P30" style:family="paragraph" style:parent-style-name="Standard">
      <style:paragraph-properties fo:text-align="center" style:justify-single-word="false" fo:break-before="page"/>
      <style:text-properties fo:font-size="24pt" style:text-underline-style="none" officeooo:rsid="0009d225" officeooo:paragraph-rsid="001a03cf" style:font-size-asian="24pt" style:font-size-complex="24pt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/>
      <style:text-properties fo:font-size="14pt" style:font-size-asian="14pt" style:font-size-complex="14pt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style:page-number="auto" fo:background-color="transparent">
        <style:tab-stops>
          <style:tab-stop style:position="1.588cm"/>
        </style:tab-stops>
      </style:paragraph-properties>
      <style:text-properties fo:font-size="14pt" officeooo:rsid="0008cb4d" officeooo:paragraph-rsid="000adaf3" style:font-size-asian="14pt" style:font-size-complex="14pt"/>
    </style:style>
    <style:style style:name="T1" style:family="text">
      <style:text-properties officeooo:rsid="000adaf3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29dd4" style:font-size-asian="18pt" style:font-size-complex="18pt"/>
    </style:style>
    <style:style style:name="T4" style:family="text">
      <style:text-properties fo:font-size="18pt" style:text-underline-style="none" style:font-size-asian="18pt" style:font-size-complex="18pt"/>
    </style:style>
    <style:style style:name="T5" style:family="text">
      <style:text-properties fo:font-size="18pt" style:text-underline-style="none" officeooo:rsid="00129dd4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officeooo:rsid="003e8354" style:font-size-asian="18pt" style:font-size-complex="18pt"/>
    </style:style>
    <style:style style:name="T8" style:family="text">
      <style:text-properties officeooo:rsid="000e0b7c"/>
    </style:style>
    <style:style style:name="T9" style:family="text">
      <style:text-properties officeooo:rsid="00156f39"/>
    </style:style>
    <style:style style:name="T10" style:family="text">
      <style:text-properties officeooo:rsid="001688c6"/>
    </style:style>
    <style:style style:name="T11" style:family="text">
      <style:text-properties officeooo:rsid="0017dc89"/>
    </style:style>
    <style:style style:name="T12" style:family="text">
      <style:text-properties officeooo:rsid="0019814c"/>
    </style:style>
    <style:style style:name="T13" style:family="text">
      <style:text-properties officeooo:rsid="001a03cf"/>
    </style:style>
    <style:style style:name="T14" style:family="text">
      <style:text-properties style:text-underline-style="none"/>
    </style:style>
    <style:style style:name="T15" style:family="text">
      <style:text-properties fo:font-size="14pt" officeooo:rsid="001a03cf" style:font-size-asian="14pt" style:font-size-complex="14pt"/>
    </style:style>
    <style:style style:name="T16" style:family="text">
      <style:text-properties fo:font-size="14pt" officeooo:rsid="0009d225" style:font-size-asian="14pt" style:font-size-complex="14pt"/>
    </style:style>
    <style:style style:name="T17" style:family="text">
      <style:text-properties officeooo:rsid="0030c538"/>
    </style:style>
    <style:style style:name="T18" style:family="text">
      <style:text-properties officeooo:rsid="00318fb0"/>
    </style:style>
    <style:style style:name="T19" style:family="text">
      <style:text-properties officeooo:rsid="00360bb9"/>
    </style:style>
    <style:style style:name="T20" style:family="text">
      <style:text-properties officeooo:rsid="0037f0dc"/>
    </style:style>
    <style:style style:name="T21" style:family="text">
      <style:text-properties officeooo:rsid="0039c409"/>
    </style:style>
    <style:style style:name="T22" style:family="text">
      <style:text-properties officeooo:rsid="003ae8cd"/>
    </style:style>
    <style:style style:name="T23" style:family="text">
      <style:text-properties officeooo:rsid="003bcd99"/>
    </style:style>
    <style:style style:name="T24" style:family="text">
      <style:text-properties officeooo:rsid="003e8354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e835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hier des charges</text:p>
      <text:p text:style-name="P6"/>
      <text:p text:style-name="P6"/>
      <text:p text:style-name="P11">Descriptif du projet : </text:p>
      <text:p text:style-name="P7"/>
      <text:p text:style-name="P32"><text:bookmark text:name="hs_cos_wrapper_post_body"/>Il y a encore quelques années, les articles de sport (vêtements, équipements…) se vendaient par tradition en point de vente physique ou lors d’événements. Aujourd’hui, l’e-commerce prend de plus en plus d’importance sur le marché des produits sportifs. Certains acteurs du retail sportif vont même jusqu’à vendre exclusivement en ligne !</text:p>
      <text:p text:style-name="P31">Cette évolution est principalement <text:span text:style-name="T8">due</text:span> aux nouvelles habitudes de consommation des clients, à la multiplication du nombre d’écrans par foyer (ordinateurs, mobiles, tablettes…), ainsi qu’aux améliorations logistiques. </text:p>
      <text:p text:style-name="P5">Mon site <text:span text:style-name="T1">web ciblera </text:span>aussi bien des particuliers, des professionnels que des collectivités. </text:p>
      <text:p text:style-name="P12"/>
      <text:p text:style-name="P5">L’en-tête sera composée d’une barre de navigation avec trois catégories (« boutique », « compétition », « entraînement »). J’y intégrerai également un champ de recherche pour les produits ainsi que deux onglets supplémentaires (« mon compte », « mon panier ») accessible après la connexion de l’utilisateur.</text:p>
      <text:p text:style-name="P8"/>
      <text:p text:style-name="P8"/>
      <text:p text:style-name="P8"/>
      <text:p text:style-name="P15"><text:span text:style-name="T2">Les langages utilisés et leurs outils </text:span><text:span text:style-name="T3">de développement</text:span><text:span text:style-name="T5"> </text:span><text:span text:style-name="T4">: </text:span></text:p>
      <text:p text:style-name="P16"/>
      <text:p text:style-name="P17">Les langages maîtrisés lors de la formation et utilisés pour mon projet sont HTML5/CSS3, JavaScript, jQuery, PHP et MySql.</text:p>
      <text:p text:style-name="P3"/>
      <text:p text:style-name="P4">Les outils de développement sont :</text:p>
      <text:p text:style-name="P4"/>
      <text:list xml:id="list4016062208" text:style-name="L1">
        <text:list-item>
          <text:p text:style-name="P18"><text:span text:style-name="T9">L</text:span>ignes de commandes (<text:span text:style-name="T12">cd</text:span>, mkdir, mv, …)</text:p>
        </text:list-item>
        <text:list-item>
          <text:p text:style-name="P18"><text:span text:style-name="T10">T</text:span>rello (outil<text:span text:style-name="T11">s</text:span> de gestion de projets)</text:p>
        </text:list-item>
        <text:list-item>
          <text:p text:style-name="P18">Git, github (outil<text:span text:style-name="T11">s </text:span>de programmation)</text:p>
        </text:list-item>
        <text:list-item>
          <text:p text:style-name="P18">Atom, Netbeans (éditeurs de texte)</text:p>
        </text:list-item>
      </text:list>
      <text:p text:style-name="P2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30"><text:span text:style-name="T24">Rôle utilisateur &amp; F</text:span>onctionnalités <text:span text:style-name="T24">associées</text:span> :</text:p>
      <text:p text:style-name="P19"/>
      <text:list xml:id="list3326938207" text:style-name="L2">
        <text:list-item>
          <text:p text:style-name="P21">A) Visiteur</text:p>
        </text:list-item>
      </text:list>
      <text:p text:style-name="P13"><text:tab/></text:p>
      <text:list xml:id="list850127754" text:style-name="L3">
        <text:list-item>
          <text:p text:style-name="P24"><text:span text:style-name="T17">Un utilisateur non enregistré sera considéré</text:span> <text:span text:style-name="T17">comme simple </text:span>visiteur. <text:span text:style-name="T17">Il n’aura donc qu’un droit de consultation sur l’ensemble des données de la boutique. S’il désire faire un achat, il devra se connecter en tant que client.</text:span> </text:p>
        </text:list-item>
      </text:list>
      <text:p text:style-name="P13"/>
      <text:list xml:id="list123257964798599" text:continue-list="list3326938207" text:style-name="L2">
        <text:list-item>
          <text:p text:style-name="P21">B) <text:span text:style-name="T18">Client</text:span></text:p>
        </text:list-item>
      </text:list>
      <text:p text:style-name="P13"/>
      <text:list xml:id="list920653854" text:style-name="L4">
        <text:list-item>
          <text:p text:style-name="P26">Création d’un compte <text:span text:style-name="T18">client</text:span> :</text:p>
          <text:p text:style-name="P27"><text:span text:style-name="T18">Un utilisateur est considéré comme client dès lors qu’il dispose d’un compte utilisateur enregistré, ce qui lui permettra d’effectuer ses achats sur le</text:span> site.</text:p>
          <text:p text:style-name="P22"/>
        </text:list-item>
        <text:list-item>
          <text:p text:style-name="P26">Se connecter à son compte utilisateur :</text:p>
          <text:p text:style-name="P27">A l’aide de son adresse mail et de son mot de passe, l’utilisateur pourra se connecter au site <text:span text:style-name="T19">en tant que client</text:span>.</text:p>
          <text:p text:style-name="P22"/>
        </text:list-item>
        <text:list-item>
          <text:p text:style-name="P26">Lire et modifier les informations de son profil :</text:p>
          <text:p text:style-name="P27">Un <text:span text:style-name="T20">client</text:span> aura la possibilité de voir les différentes informations qu’il aura saisies dans le formulaire d’inscription et de les modifier à tout moment.</text:p>
          <text:p text:style-name="P22"/>
        </text:list-item>
        <text:list-item>
          <text:p text:style-name="P26"><text:span text:style-name="T21">Suppression du compte utilisateur</text:span> :</text:p>
          <text:p text:style-name="P27">Un utilisateur aura la possibilité de supprimer son propre compte.</text:p>
          <text:p text:style-name="P22"/>
        </text:list-item>
        <text:list-item>
          <text:p text:style-name="P26">Déconnexion :</text:p>
          <text:p text:style-name="P27">Un utilisateur pourra se déconnecter à tout moment.</text:p>
          <text:p text:style-name="P22"/>
        </text:list-item>
      </text:list>
      <text:list xml:id="list123258358064748" text:continue-list="list123257964798599" text:style-name="L2">
        <text:list-item>
          <text:p text:style-name="P20"><text:span text:style-name="T15">C)</text:span><text:span text:style-name="T16"> </text:span><text:span text:style-name="T15">A</text:span><text:span text:style-name="T16">dministrateur</text:span></text:p>
        </text:list-item>
      </text:list>
      <text:p text:style-name="P13"/>
      <text:list xml:id="list441753097" text:style-name="L5">
        <text:list-item>
          <text:p text:style-name="P28">Administration de la liste des produits :<text:line-break/>L’administrateur a la possibilité de créer, de modifier <text:span text:style-name="T23">et de supprimer </text:span>les produits destinés à être mis en vente. </text:p>
          <text:p text:style-name="P25"/>
        </text:list-item>
        <text:list-item>
          <text:p text:style-name="P25"><text:span text:style-name="T22">Modification des comptes utilisateurs :<text:line-break/>Il pourra à sa guise modifier le rôle de n’importe quel utilisateur sur le site, c’est à dire le faire passer de simple utilisateur à administrateur afin qu’il puisse bénéficier de toutes les fonctionnalités.<text:line-break/></text:span></text:p>
        </text:list-item>
        <text:list-item>
          <text:p text:style-name="P25"><text:soft-page-break/><text:span text:style-name="T22">Suppression de compte :<text:line-break/>Il pourra en outre supprimer n’importe quel compte utilisateur.</text:span></text:p>
        </text:list-item>
      </text:list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5:05:59.612843280</meta:creation-date>
    <dc:date>2020-01-17T12:32:56.750204987</dc:date>
    <meta:editing-duration>PT2H5M24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3" meta:paragraph-count="38" meta:word-count="472" meta:character-count="2886" meta:non-whitespace-character-count="2464"/>
  </office:meta>
</office:document-meta>
</file>